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3" table:default-cell-style-name="ce21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3" table:default-cell-style-name="ce21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4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5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/02/2012</text:date>, <text:time>23:5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2-26T23:50:09</dc:date>
    <dc:creator>Leonardo Leite</dc:creator>
    <meta:editing-duration>PT41M50S</meta:editing-duration>
    <meta:editing-cycles>10</meta:editing-cycles>
    <meta:generator>LibreOffice/3.4$Linux LibreOffice_project/340m1$Build-402</meta:generator>
    <meta:document-statistic meta:table-count="4" meta:cell-count="1248" meta:object-count="0"/>
  </office:meta>
</office:document-meta>
</file>